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8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9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100" style:family="graphic" style:parent-style-name="standard">
      <style:graphic-properties draw:stroke="none" draw:fill="none" fo:min-height="1.57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58cm" fo:min-width="2.272cm" fo:padding-top="0.139cm" fo:padding-bottom="0.139cm" fo:padding-left="0.264cm" fo:padding-right="0.264cm"/>
    </style:style>
    <style:style style:name="gr1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1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572cm" fo:padding-top="0.139cm" fo:padding-bottom="0.139cm" fo:padding-left="0.264cm" fo:padding-right="0.264cm"/>
    </style:style>
    <style:style style:name="gr104" style:family="graphic" style:parent-style-name="objectwithoutfill">
      <style:graphic-properties svg:stroke-width="0.081cm" svg:stroke-color="#000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8" style:family="graphic" style:parent-style-name="objectwithoutfill">
      <style:graphic-properties svg:stroke-width="0.081cm" svg:stroke-color="#000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0" style:family="graphic" style:parent-style-name="objectwithoutfill">
      <style:graphic-properties draw:stroke="dash" draw:stroke-dash="_32__20_Dots_20_1_20_Dash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1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4.65cm" fo:min-width="5.06cm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1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20" style:family="graphic" style:parent-style-name="standard">
      <style:graphic-properties draw:stroke="none" draw:fill="none" fo:min-height="0.788cm"/>
    </style:style>
    <style:style style:name="gr1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="none"/>
      <style:paragraph-properties fo:text-align="center"/>
      <style:text-properties fo:background-color="#ffffff"/>
    </style:style>
    <style:style style:name="P36" style:family="paragraph">
      <loext:graphic-properties draw:fill-color="#ffffff"/>
      <style:paragraph-properties fo:text-align="center"/>
      <style:text-properties fo:font-size="14pt"/>
    </style:style>
    <style:style style:name="P37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38" style:family="paragraph">
      <loext:graphic-properties draw:fill="none"/>
      <style:paragraph-properties fo:text-align="center"/>
      <style:text-properties fo:font-size="14pt" fo:background-color="#ffffff"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size="14pt" fo:background-color="#ffffff" style:font-size-asian="14pt" style:font-size-complex="14pt"/>
    </style:style>
    <style:style style:name="T26" style:family="text">
      <style:text-properties fo:font-size="12pt" fo:background-color="#ffffff" style:font-size-asian="12pt" style:font-size-complex="12pt"/>
    </style:style>
    <style:style style:name="T27" style:family="text">
      <style:text-properties fo:font-size="20pt" fo:background-color="#ffffff" style:font-size-asian="20pt" style:font-size-complex="2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onnector draw:style-name="gr75" draw:text-style-name="P35" draw:layer="layout" draw:type="line" svg:x1="24.272cm" svg:y1="13.882cm" svg:x2="11.417cm" svg:y2="7.966cm" draw:start-shape="id87" draw:start-glue-point="3" draw:end-shape="id88" draw:end-glue-point="9" svg:d="M24272 13882l-12855-5916" svg:viewBox="0 0 12856 5917">
          <text:p text:style-name="P3"><text:span text:style-name="T15">-2.4</text:span></text:p>
        </draw:connector>
        <draw:connector draw:style-name="gr94" draw:text-style-name="P35" draw:layer="layout" draw:type="line" svg:x1="20.264cm" svg:y1="19.2cm" svg:x2="18.89cm" svg:y2="6.511cm" draw:start-shape="id89" draw:start-glue-point="0" draw:end-shape="id90" draw:end-glue-point="2" svg:d="M20264 19200l-1374-12689" svg:viewBox="0 0 1375 12690">
          <text:p text:style-name="P3"><text:span text:style-name="T15">4.6</text:span></text:p>
        </draw:connector>
        <draw:custom-shape draw:style-name="gr95" draw:text-style-name="P36" xml:id="id91" draw:id="id91" draw:layer="layout" svg:width="2.528cm" svg:height="1.164cm" svg:x="2.797cm" svg:y="16.19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5.325cm" svg:y1="16.776cm" svg:x2="9.083cm" svg:y2="7.966cm" draw:start-shape="id91" draw:start-glue-point="1" draw:end-shape="id88" draw:end-glue-point="7" svg:d="M5325 16776l3758-8810" svg:viewBox="0 0 3759 8811">
          <text:p text:style-name="P3"><text:span text:style-name="T15">-3.8</text:span></text:p>
        </draw:connector>
        <draw:custom-shape draw:style-name="gr95" draw:text-style-name="P36" xml:id="id92" draw:id="id92" draw:layer="layout" svg:width="2.528cm" svg:height="1.164cm" svg:x="4.072cm" svg:y="8.336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6.6cm" svg:y1="8.918cm" svg:x2="8.6cm" svg:y2="7.4cm" draw:start-shape="id92" draw:start-glue-point="1" draw:end-shape="id88" draw:end-glue-point="6" svg:d="M6600 8918l2000-1518" svg:viewBox="0 0 2001 1519">
          <text:p text:style-name="P3"><text:span text:style-name="T15">5.4</text:span></text:p>
        </draw:connector>
        <draw:custom-shape draw:style-name="gr96" draw:text-style-name="P37" xml:id="id88" draw:id="id88" draw:layer="layout" svg:width="3.3cm" svg:height="1.6cm" svg:x="8.6cm" svg:y="6.6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09" draw:id="id109" draw:layer="layout" svg:width="3.3cm" svg:height="1.6cm" svg:x="1.5cm" svg:y="3.6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xml:id="id97" draw:id="id97" draw:layer="layout" svg:width="2.528cm" svg:height="1.2cm" svg:x="11.472cm" svg:y="12.1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98" draw:text-style-name="P35" draw:layer="layout" draw:type="line" svg:x1="12.736cm" svg:y1="12.1cm" svg:x2="16.636cm" svg:y2="9.7cm" draw:start-shape="id93" draw:start-glue-point="0" draw:end-shape="id94" draw:end-glue-point="2" svg:d="M12736 12100l3900-2400" svg:viewBox="0 0 3901 2401">
          <text:p text:style-name="P3"><text:span text:style-name="T15">-1.6</text:span></text:p>
        </draw:connector>
        <draw:custom-shape draw:style-name="gr99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100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01" draw:text-style-name="P36" xml:id="id95" draw:id="id95" draw:layer="layout" svg:width="2.8cm" svg:height="1.736cm" svg:x="1.1cm" svg:y="18.664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87" draw:id="id87" draw:layer="layout" svg:width="2.528cm" svg:height="1.164cm" svg:x="24.272cm" svg:y="13.3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96" draw:id="id96" draw:layer="layout" svg:width="2.528cm" svg:height="1.164cm" svg:x="10.672cm" svg:y="19.2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89" draw:id="id89" draw:layer="layout" svg:width="2.528cm" svg:height="1.164cm" svg:x="19cm" svg:y="19.2cm">
          <text:p text:style-name="P3"><text:span text:style-name="T23">Year</text:span></text:p>
          <text:p text:style-name="P3"><text:span text:style-name="T23">2015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4.061cm" svg:y1="17.358cm" svg:x2="2.5cm" svg:y2="18.664cm" draw:start-shape="id91" draw:start-glue-point="2" draw:end-shape="id95" draw:end-glue-point="0" svg:d="M4061 17358l-1561 1306" svg:viewBox="0 0 1562 1307">
          <text:p text:style-name="P3"><text:span text:style-name="T15">7.0</text:span></text:p>
        </draw:connector>
        <draw:connector draw:style-name="gr75" draw:text-style-name="P35" draw:layer="layout" draw:type="line" svg:x1="11.936cm" svg:y1="19.2cm" svg:x2="12.736cm" svg:y2="13.3cm" draw:start-shape="id96" draw:start-glue-point="0" draw:end-shape="id97" draw:end-glue-point="2" svg:d="M11936 19200l800-5900" svg:viewBox="0 0 801 5901">
          <text:p text:style-name="P3"><text:span text:style-name="T15">-2.3</text:span></text:p>
        </draw:connector>
        <draw:custom-shape draw:style-name="gr102" draw:text-style-name="P36" xml:id="id101" draw:id="id101" draw:layer="layout" svg:width="2.711cm" svg:height="1.2cm" svg:x="23.389cm" svg:y="4.6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7" draw:text-style-name="P36" xml:id="id90" draw:id="id90" draw:layer="layout" svg:width="2.528cm" svg:height="1.2cm" svg:x="17.626cm" svg:y="5.311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6" xml:id="id99" draw:id="id99" draw:layer="layout" svg:width="2.528cm" svg:height="1.2cm" svg:x="13.1cm" svg:y="3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103" draw:text-style-name="P36" xml:id="id98" draw:id="id98" draw:layer="layout" svg:width="2.1cm" svg:height="1.2cm" svg:x="21.3cm" svg:y="9cm">
          <text:p text:style-name="P3"><text:span text:style-name="T23">Flowers</text:span></text:p>
          <text:p text:style-name="P3"><text:span text:style-name="T23">per plant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17.9cm" svg:y1="9.118cm" svg:x2="21.3cm" svg:y2="9.6cm" draw:start-shape="id94" draw:start-glue-point="1" draw:end-shape="id98" draw:end-glue-point="3" svg:d="M17900 9118l3400 482" svg:viewBox="0 0 3401 483">
          <text:p text:style-name="P3"><text:span text:style-name="T15">77.1</text:span></text:p>
        </draw:connector>
        <draw:connector draw:style-name="gr104" draw:text-style-name="P12" draw:layer="layout" draw:type="line" svg:x1="15.628cm" svg:y1="3.6cm" svg:x2="20.454cm" svg:y2="4.24cm" draw:start-shape="id99" draw:start-glue-point="1" draw:end-shape="id100" draw:end-glue-point="2" svg:d="M15628 3600l4826 640" svg:viewBox="0 0 4827 641">
          <text:p/>
        </draw:connector>
        <draw:connector draw:style-name="gr104" draw:text-style-name="P12" draw:layer="layout" draw:type="line" svg:x1="18.89cm" svg:y1="5.311cm" svg:x2="20.454cm" svg:y2="4.24cm" draw:start-shape="id90" draw:start-glue-point="0" draw:end-shape="id100" draw:end-glue-point="2" svg:d="M18890 5311l1564-1071" svg:viewBox="0 0 1565 1072">
          <text:p/>
        </draw:connector>
        <draw:connector draw:style-name="gr104" draw:text-style-name="P12" draw:layer="layout" draw:type="line" svg:x1="23.389cm" svg:y1="5.2cm" svg:x2="20.454cm" svg:y2="4.24cm" draw:start-shape="id101" draw:start-glue-point="3" draw:end-shape="id100" draw:end-glue-point="2" svg:d="M23389 5200l-2935-960" svg:viewBox="0 0 2936 961">
          <text:p/>
        </draw:connector>
        <draw:custom-shape draw:style-name="gr105" draw:text-style-name="P36" xml:id="id102" draw:id="id102" draw:layer="layout" svg:width="3.1cm" svg:height="1.8cm" svg:x="19.9cm" svg:y="1.2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6" draw:text-style-name="P36" xml:id="id103" draw:id="id103" draw:layer="layout" svg:width="1.628cm" svg:height="1.2cm" svg:x="25.2cm" svg:y="1.5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7" draw:text-style-name="P35" draw:layer="layout" draw:type="line" svg:x1="23cm" svg:y1="2.1cm" svg:x2="25.2cm" svg:y2="2.1cm" draw:start-shape="id102" draw:start-glue-point="7" draw:end-shape="id103" draw:end-glue-point="3" svg:d="M23000 2100h2200" svg:viewBox="0 0 2201 1">
          <text:p text:style-name="P3"><text:span text:style-name="T15">40.3</text:span></text:p>
        </draw:connector>
        <draw:connector draw:style-name="gr108" draw:text-style-name="P12" xml:id="id100" draw:id="id100" draw:layer="layout" draw:type="line" svg:x1="20.454cm" svg:y1="4.24cm" svg:x2="21.45cm" svg:y2="3cm" draw:end-shape="id102" draw:end-glue-point="6" svg:d="M20454 4240l996-1240" svg:viewBox="0 0 997 1241">
          <text:p/>
        </draw:connector>
        <draw:connector draw:style-name="gr109" draw:text-style-name="P35" draw:layer="layout" draw:type="line" svg:x1="20.154cm" svg:y1="5.911cm" svg:x2="21.912cm" svg:y2="7.673cm" draw:start-shape="id90" draw:start-glue-point="1" draw:end-shape="id104" draw:end-glue-point="2" svg:d="M20154 5911l1758 1762" svg:viewBox="0 0 1759 1763">
          <text:p text:style-name="P3"><text:span text:style-name="T15">6.0</text:span></text:p>
        </draw:connector>
        <draw:connector draw:style-name="gr75" draw:text-style-name="P35" draw:layer="layout" draw:type="line" svg:x1="25.536cm" svg:y1="13.3cm" svg:x2="24.744cm" svg:y2="5.8cm" draw:start-shape="id87" draw:start-glue-point="0" draw:end-shape="id101" draw:end-glue-point="2" svg:d="M25536 13300l-792-7500" svg:viewBox="0 0 793 7501">
          <text:p text:style-name="P3"><text:span text:style-name="T15">-2.1</text:span></text:p>
        </draw:connector>
        <draw:connector draw:style-name="gr98" draw:text-style-name="P38" draw:layer="layout" draw:type="line" svg:x1="17.9cm" svg:y1="9.118cm" svg:x2="21.912cm" svg:y2="7.673cm" draw:start-shape="id94" draw:start-glue-point="1" draw:end-shape="id104" draw:end-glue-point="2" svg:d="M17900 9118l4012-1445" svg:viewBox="0 0 4013 1446">
          <text:p text:style-name="P3"><text:span text:style-name="T25">1.5</text:span></text:p>
        </draw:connector>
        <draw:connector draw:style-name="gr110" draw:text-style-name="P28" xml:id="id104" draw:id="id104" draw:layer="layout" draw:type="line" svg:x1="21.912cm" svg:y1="7.673cm" svg:x2="24.744cm" svg:y2="5.8cm" draw:end-shape="id101" draw:end-glue-point="2" svg:d="M21912 7673l2832-1873" svg:viewBox="0 0 2833 1874">
          <text:p text:style-name="P3"><text:span text:style-name="T26">-1.9</text:span></text:p>
        </draw:connector>
        <draw:connector draw:style-name="gr98" draw:text-style-name="P28" draw:layer="layout" draw:type="line" svg:x1="20.264cm" svg:y1="19.2cm" svg:x2="18.208cm" svg:y2="15.731cm" draw:start-shape="id89" draw:start-glue-point="0" draw:end-shape="id105" draw:end-glue-point="2" svg:d="M20264 19200l-2056-3469" svg:viewBox="0 0 2057 3470">
          <text:p text:style-name="P3"><text:span text:style-name="T26">0.5</text:span></text:p>
        </draw:connector>
        <draw:connector draw:style-name="gr98" draw:text-style-name="P28" draw:layer="layout" draw:type="line" svg:x1="24.272cm" svg:y1="13.882cm" svg:x2="18.208cm" svg:y2="15.731cm" draw:start-shape="id87" draw:start-glue-point="3" draw:end-shape="id105" draw:end-glue-point="2" svg:d="M24272 13882l-6064 1849" svg:viewBox="0 0 6065 1850">
          <text:p text:style-name="P3"><text:span text:style-name="T26">1.8</text:span></text:p>
        </draw:connector>
        <draw:connector draw:style-name="gr75" draw:text-style-name="P35" xml:id="id105" draw:id="id105" draw:layer="layout" draw:type="line" svg:x1="18.208cm" svg:y1="15.731cm" svg:x2="14cm" svg:y2="12.7cm" draw:end-shape="id97" draw:end-glue-point="1" svg:d="M18208 15731l-4208-3031" svg:viewBox="0 0 4209 3032">
          <text:p text:style-name="P3"><text:span text:style-name="T15">-2.2</text:span></text:p>
        </draw:connector>
        <draw:connector draw:style-name="gr98" draw:text-style-name="P28" draw:layer="layout" draw:type="line" svg:x1="5.325cm" svg:y1="16.776cm" svg:x2="11.472cm" svg:y2="12.7cm" draw:start-shape="id91" draw:start-glue-point="1" draw:end-shape="id97" draw:end-glue-point="3" svg:d="M5325 16776l6147-4076" svg:viewBox="0 0 6148 4077">
          <text:p text:style-name="P3"><text:span text:style-name="T26">1.7</text:span></text:p>
        </draw:connector>
        <draw:connector draw:style-name="gr98" draw:text-style-name="P28" draw:layer="layout" draw:type="line" svg:x1="5.325cm" svg:y1="16.776cm" svg:x2="8.908cm" svg:y2="11.701cm" draw:start-shape="id91" draw:start-glue-point="1" draw:end-shape="id106" draw:end-glue-point="2" svg:d="M5325 16776l3583-5075" svg:viewBox="0 0 3584 5076">
          <text:p text:style-name="P3"><text:span text:style-name="T26">0.2</text:span></text:p>
        </draw:connector>
        <draw:connector draw:style-name="gr75" draw:text-style-name="P35" draw:layer="layout" draw:type="line" svg:x1="6.6cm" svg:y1="8.918cm" svg:x2="8.908cm" svg:y2="11.701cm" draw:start-shape="id92" draw:start-glue-point="1" draw:end-shape="id106" draw:end-glue-point="2" svg:d="M6600 8918l2308 2783" svg:viewBox="0 0 2309 2784">
          <text:p text:style-name="P3"><text:span text:style-name="T15">1.9</text:span></text:p>
        </draw:connector>
        <draw:connector draw:style-name="gr111" draw:text-style-name="P35" xml:id="id107" draw:id="id107" draw:layer="layout" draw:type="line" svg:x1="14.167cm" svg:y1="15.154cm" svg:x2="16.636cm" svg:y2="9.7cm" draw:end-shape="id94" draw:end-glue-point="2" svg:d="M14167 15154l2469-5454" svg:viewBox="0 0 2470 5455">
          <text:p text:style-name="P3"><text:span text:style-name="T15">1.9</text:span></text:p>
        </draw:connector>
        <draw:connector draw:style-name="gr98" draw:text-style-name="P28" draw:layer="layout" draw:type="line" svg:x1="5.325cm" svg:y1="16.776cm" svg:x2="14.167cm" svg:y2="15.154cm" draw:start-shape="id91" draw:start-glue-point="1" draw:end-shape="id107" draw:end-glue-point="2" svg:d="M5325 16776l8842-1622" svg:viewBox="0 0 8843 1623">
          <text:p text:style-name="P3"><text:span text:style-name="T26">0.2</text:span></text:p>
        </draw:connector>
        <draw:connector draw:style-name="gr75" draw:text-style-name="P35" draw:layer="layout" draw:type="line" svg:x1="19cm" svg:y1="19.782cm" svg:x2="14.167cm" svg:y2="15.154cm" draw:start-shape="id89" draw:start-glue-point="3" draw:end-shape="id107" draw:end-glue-point="2" svg:d="M19000 19782l-4833-4628" svg:viewBox="0 0 4834 4629">
          <text:p text:style-name="P3"><text:span text:style-name="T15">2.2</text:span></text:p>
        </draw:connector>
        <draw:connector draw:style-name="gr75" draw:text-style-name="P35" xml:id="id108" draw:id="id108" draw:layer="layout" draw:type="line" svg:x1="10.294cm" svg:y1="16.837cm" svg:x2="10.25cm" svg:y2="8.2cm" draw:end-shape="id88" draw:end-glue-point="8" svg:d="M10294 16837l-44-8637" svg:viewBox="0 0 45 8638">
          <text:p text:style-name="P3"><text:span text:style-name="T27">2.4</text:span></text:p>
        </draw:connector>
        <draw:connector draw:style-name="gr98" draw:text-style-name="P28" draw:layer="layout" draw:type="line" svg:x1="11.936cm" svg:y1="19.2cm" svg:x2="10.294cm" svg:y2="16.837cm" draw:start-shape="id96" draw:start-glue-point="0" draw:end-shape="id108" draw:end-glue-point="2" svg:d="M11936 19200l-1642-2363" svg:viewBox="0 0 1643 2364">
          <text:p text:style-name="P3"><text:span text:style-name="T26">-1.1</text:span></text:p>
        </draw:connector>
        <draw:connector draw:style-name="gr98" draw:text-style-name="P28" draw:layer="layout" draw:type="line" svg:x1="19cm" svg:y1="19.782cm" svg:x2="10.294cm" svg:y2="16.837cm" draw:start-shape="id89" draw:start-glue-point="3" draw:end-shape="id108" draw:end-glue-point="2" svg:d="M19000 19782l-8706-2945" svg:viewBox="0 0 8707 2946">
          <text:p text:style-name="P3"><text:span text:style-name="T26">-0.4</text:span></text:p>
        </draw:connector>
        <draw:connector draw:style-name="gr98" draw:text-style-name="P28" draw:layer="layout" draw:type="line" svg:x1="4.061cm" svg:y1="16.194cm" svg:x2="3.15cm" svg:y2="5.2cm" draw:start-shape="id91" draw:start-glue-point="0" draw:end-shape="id109" draw:end-glue-point="8" svg:d="M4061 16194l-911-10994" svg:viewBox="0 0 912 10995">
          <text:p text:style-name="P3"><text:span text:style-name="T26">-2.0</text:span></text:p>
        </draw:connector>
        <draw:connector draw:style-name="gr75" draw:text-style-name="P35" draw:layer="layout" draw:type="line" svg:x1="10.25cm" svg:y1="6.6cm" svg:x2="14.364cm" svg:y2="4.2cm" draw:start-shape="id88" draw:start-glue-point="4" draw:end-shape="id99" draw:end-glue-point="2" svg:d="M10250 6600l4114-2400" svg:viewBox="0 0 4115 2401">
          <text:p text:style-name="P3"><text:span text:style-name="T15">2.1</text:span></text:p>
        </draw:connector>
        <draw:connector draw:style-name="gr98" draw:text-style-name="P28" draw:layer="layout" draw:type="line" svg:x1="4.8cm" svg:y1="4.4cm" svg:x2="13.1cm" svg:y2="3.6cm" draw:start-shape="id109" draw:start-glue-point="10" draw:end-shape="id99" draw:end-glue-point="3" svg:d="M4800 4400l8300-800" svg:viewBox="0 0 8301 801">
          <text:p text:style-name="P3"><text:span text:style-name="T26">-1.8</text:span></text:p>
        </draw:connector>
        <draw:connector draw:style-name="gr1" draw:text-style-name="P12" xml:id="id93" draw:id="id93" draw:layer="layout" draw:type="line" svg:x1="12.736cm" svg:y1="12.1cm" svg:x2="12.736cm" svg:y2="12.1cm" draw:start-shape="id97" draw:start-glue-point="0" draw:end-shape="id97" draw:end-glue-point="0" svg:d="M12736 12100z" svg:viewBox="0 0 1 1">
          <text:p/>
        </draw:connector>
        <draw:custom-shape draw:style-name="gr112" draw:text-style-name="P40" xml:id="id94" draw:id="id94" draw:layer="layout" svg:width="2.528cm" svg:height="1.164cm" svg:x="15.372cm" svg:y="8.536cm">
          <text:p text:style-name="P39"><text:span text:style-name="T28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12.736cm" svg:y1="12.1cm" svg:x2="14.364cm" svg:y2="4.2cm" draw:start-shape="id93" draw:start-glue-point="0" draw:end-shape="id99" draw:end-glue-point="2" svg:d="M12736 12100l1628-7900" svg:viewBox="0 0 1629 7901">
          <text:p text:style-name="P3"><text:span text:style-name="T15">-2.4</text:span></text:p>
        </draw:connector>
        <draw:connector draw:style-name="gr75" draw:text-style-name="P35" draw:layer="layout" draw:type="line" svg:x1="16.636cm" svg:y1="8.536cm" svg:x2="14.364cm" svg:y2="4.2cm" draw:start-shape="id94" draw:start-glue-point="0" draw:end-shape="id99" draw:end-glue-point="2" svg:d="M16636 8536l-2272-4336" svg:viewBox="0 0 2273 4337">
          <text:p text:style-name="P3"><text:span text:style-name="T15">3.7</text:span></text:p>
        </draw:connector>
        <draw:connector draw:style-name="gr75" draw:text-style-name="P35" xml:id="id106" draw:id="id106" draw:layer="layout" draw:type="line" svg:x1="8.908cm" svg:y1="11.701cm" svg:x2="15.372cm" svg:y2="9.118cm" draw:end-shape="id94" draw:end-glue-point="3" svg:d="M8908 11701l6464-2583" svg:viewBox="0 0 6465 2584">
          <text:p text:style-name="P3"><text:span text:style-name="T15">-2.4</text:span></text:p>
        </draw:connector>
        <draw:custom-shape draw:style-name="gr113" draw:text-style-name="P41" draw:layer="layout" svg:width="5.56cm" svg:height="4.9cm" svg:x="26.94cm" svg:y="1cm">
          <text:p text:style-name="P3">Fig 1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5" draw:text-style-name="P36" xml:id="id110" draw:id="id110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14" draw:text-style-name="P36" xml:id="id112" draw:id="id112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14" draw:text-style-name="P36" xml:id="id113" draw:id="id113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114" draw:id="id114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10" draw:start-glue-point="1" draw:end-shape="id111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12" draw:start-glue-point="1" draw:end-shape="id111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13" draw:start-glue-point="1" draw:end-shape="id111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14" draw:start-glue-point="1" draw:end-shape="id111" draw:end-glue-point="8" svg:d="M5349 11692l3502-5718" svg:viewBox="0 0 3503 5719">
          <text:p/>
        </draw:connector>
        <draw:custom-shape draw:style-name="gr95" draw:text-style-name="P36" xml:id="id115" draw:id="id115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15" draw:start-glue-point="1" draw:end-shape="id111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10" draw:start-glue-point="1" draw:end-shape="id116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12" draw:start-glue-point="1" draw:end-shape="id116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13" draw:start-glue-point="1" draw:end-shape="id116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14" draw:start-glue-point="1" draw:end-shape="id116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15" draw:start-glue-point="1" draw:end-shape="id116" draw:end-glue-point="4" svg:d="M5329 12992l3622 1682" svg:viewBox="0 0 3623 1683">
          <text:p/>
        </draw:connector>
        <draw:custom-shape draw:style-name="gr96" draw:text-style-name="P37" xml:id="id111" draw:id="id111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16" draw:id="id116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8" draw:id="id118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117" draw:id="id117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16" draw:end-shape="id117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11" draw:start-glue-point="4" draw:end-shape="id118" draw:end-glue-point="2" svg:d="M8851 4374l-14-1236" svg:viewBox="0 0 15 1237">
          <text:p/>
        </draw:connector>
        <draw:custom-shape draw:style-name="gr96" draw:text-style-name="P37" xml:id="id119" draw:id="id119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11" draw:start-glue-point="9" draw:end-shape="id119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16" draw:start-glue-point="11" draw:end-shape="id119" draw:end-glue-point="7" svg:d="M10118 14908l1766-3968" svg:viewBox="0 0 1767 3969">
          <text:p/>
        </draw:connector>
        <draw:custom-shape draw:style-name="gr115" draw:text-style-name="P36" xml:id="id120" draw:id="id120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9" draw:start-glue-point="4" draw:end-shape="id120" draw:end-glue-point="2" svg:d="M13051 9574l-36-3000" svg:viewBox="0 0 37 3001">
          <text:p/>
        </draw:connector>
        <draw:custom-shape draw:style-name="gr96" draw:text-style-name="P37" xml:id="id121" draw:id="id121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22" draw:id="id122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23" draw:id="id123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25" draw:id="id125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6" draw:text-style-name="P36" xml:id="id124" draw:id="id124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17" draw:text-style-name="P36" xml:id="id126" draw:id="id126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7" draw:text-style-name="P36" xml:id="id127" draw:id="id127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8" draw:text-style-name="P36" xml:id="id128" draw:id="id128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9" draw:start-glue-point="11" draw:end-shape="id121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9" draw:start-glue-point="10" draw:end-shape="id122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9" draw:start-glue-point="9" draw:end-shape="id123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24" draw:start-glue-point="1" draw:end-shape="id125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21" draw:start-glue-point="10" draw:end-shape="id126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22" draw:start-glue-point="10" draw:end-shape="id127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23" draw:start-glue-point="10" draw:end-shape="id128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26" draw:start-glue-point="2" draw:end-shape="id127" draw:end-glue-point="0" svg:d="M22751 5674v2200" svg:viewBox="0 0 1 2201">
          <text:p/>
        </draw:connector>
        <draw:custom-shape draw:style-name="gr99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25" draw:start-glue-point="1" draw:end-shape="id126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25" draw:start-glue-point="1" draw:end-shape="id127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25" draw:start-glue-point="0" draw:end-shape="id128" draw:end-glue-point="2" svg:d="M22765 17510v-2068h-14v-2068" svg:viewBox="0 0 15 4137">
          <text:p/>
        </draw:connector>
        <draw:custom-shape draw:style-name="gr119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20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10" draw:start-glue-point="1" draw:end-shape="id124" svg:d="M5349 7752l10952 10322" svg:viewBox="0 0 10953 10323">
          <text:p/>
        </draw:connector>
        <draw:custom-shape draw:style-name="gr121" draw:text-style-name="P36" xml:id="id129" draw:id="id129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25" draw:start-glue-point="0" draw:end-shape="id129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9" draw:start-glue-point="3" draw:end-shape="id111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9" draw:start-glue-point="3" draw:end-shape="id116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1-05T11:41:25.511000000</dc:date>
    <dc:creator>Samuel Robinson</dc:creator>
    <meta:editing-duration>P1DT20H50M57S</meta:editing-duration>
    <meta:editing-cycles>45</meta:editing-cycles>
    <meta:generator>LibreOffice/6.1.1.2$Windows_X86_64 LibreOffice_project/5d19a1bfa650b796764388cd8b33a5af1f5baa1b</meta:generator>
    <meta:document-statistic meta:object-count="443"/>
  </office:meta>
</office:document-meta>
</file>